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DiskElementDescriptor.writeExternal( ObjectOutpu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DiskElementDescriptor.setKey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ElementDescrip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ElementDescriptor.getB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ElementDescriptor.readExternal( ObjectInpu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lockDiskElementDescripto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lockDiskElementDescriptor.setBlocks( int [ ] bl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